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nsolas" svg:font-family="Consolas"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2pt" style:font-size-asian="12pt" style:font-size-complex="12pt"/>
    </style:style>
    <style:style style:name="P3" style:family="paragraph" style:parent-style-name="Standard">
      <style:paragraph-properties fo:margin-top="0in" fo:margin-bottom="0in" loext:contextual-spacing="false"/>
      <style:text-properties fo:font-size="12pt" fo:font-weight="bold" style:font-size-asian="12pt" style:font-weight-asian="bold" style:font-size-complex="12pt"/>
    </style:style>
    <style:style style:name="P4" style:family="paragraph" style:parent-style-name="Standard">
      <style:paragraph-properties fo:margin-top="0in" fo:margin-bottom="0in" loext:contextual-spacing="false"/>
      <style:text-properties officeooo:rsid="00134641" officeooo:paragraph-rsid="00134641"/>
    </style:style>
    <style:style style:name="P5" style:family="paragraph" style:parent-style-name="Standard" style:master-page-name="Standard">
      <style:paragraph-properties fo:margin-top="0in" fo:margin-bottom="0in" loext:contextual-spacing="false" fo:text-align="center" style:justify-single-word="false" style:page-number="auto"/>
      <style:text-properties fo:font-size="16pt" fo:font-weight="bold" style:font-size-asian="16pt" style:font-weight-asian="bold" style:font-size-complex="16pt"/>
    </style:style>
    <style:style style:name="P6" style:family="paragraph" style:parent-style-name="Standard">
      <style:paragraph-properties fo:margin-top="0in" fo:margin-bottom="0in" loext:contextual-spacing="false"/>
      <style:text-properties fo:font-size="12pt" fo:font-weight="bold" style:font-size-asian="12pt" style:font-weight-asian="bold" style:font-size-complex="12pt"/>
    </style:style>
    <style:style style:name="P7" style:family="paragraph" style:parent-style-name="Standard">
      <style:paragraph-properties fo:margin-top="0in" fo:margin-bottom="0in" loext:contextual-spacing="false"/>
      <style:text-properties fo:font-size="12pt" style:font-size-asian="12pt" style:font-size-complex="12pt"/>
    </style:style>
    <style:style style:name="P8" style:family="paragraph" style:parent-style-name="Standard">
      <style:paragraph-properties fo:margin-top="0in" fo:margin-bottom="0in" loext:contextual-spacing="false"/>
      <style:text-properties fo:font-size="12pt" officeooo:rsid="001499dc" officeooo:paragraph-rsid="001499dc" style:font-size-asian="12pt" style:font-size-complex="12pt"/>
    </style:style>
    <style:style style:name="P9" style:family="paragraph" style:parent-style-name="Standard">
      <style:paragraph-properties fo:margin-top="0in" fo:margin-bottom="0in" loext:contextual-spacing="false"/>
      <style:text-properties fo:font-size="12pt" officeooo:rsid="00134641" officeooo:paragraph-rsid="00134641" style:font-size-asian="12pt" style:font-size-complex="12pt"/>
    </style:style>
    <style:style style:name="P10" style:family="paragraph" style:parent-style-name="Standard">
      <style:paragraph-properties fo:margin-top="0in" fo:margin-bottom="0in" loext:contextual-spacing="false"/>
      <style:text-properties fo:font-size="12pt" officeooo:rsid="0019dbaa" officeooo:paragraph-rsid="0019dbaa" style:font-size-asian="12pt" style:font-size-complex="12pt"/>
    </style:style>
    <style:style style:name="P11" style:family="paragraph" style:parent-style-name="Standard">
      <style:paragraph-properties fo:margin-left="0in" fo:margin-right="0in" fo:margin-top="0in" fo:margin-bottom="0in" loext:contextual-spacing="false" fo:text-indent="0.5in" style:auto-text-indent="false"/>
      <style:text-properties fo:font-size="12pt" style:font-size-asian="12pt" style:font-size-complex="12pt"/>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officeooo:rsid="001747d1"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tarwars game – To do list and coding notes</text:p>
      <text:p text:style-name="P2"/>
      <text:p text:style-name="P3">To do</text:p>
      <text:p text:style-name="P2">High score system</text:p>
      <text:p text:style-name="P4"><text:span text:style-name="T2">Game controller / button config screen – </text:span><text:span text:style-name="T3">remove “9” to turn off player 2 lasers</text:span></text:p>
      <text:p text:style-name="P8">Make single player work</text:p>
      <text:p text:style-name="P10">Finish millennium falcon – needs firing script</text:p>
      <text:p text:style-name="P9"/>
      <text:p text:style-name="P2"/>
      <text:p text:style-name="P2">Add sound for torpedo fire</text:p>
      <text:p text:style-name="P2">Make freighter and frigate</text:p>
      <text:p text:style-name="P2">Need to find sprite or anim for destroyed shield gen</text:p>
      <text:p text:style-name="P2">Create friendly Y Wing, player awing and ywing</text:p>
      <text:p text:style-name="P2">Add particle trails to torpedos</text:p>
      <text:p text:style-name="P2">Dog fighter unlinked fire mode</text:p>
      <text:p text:style-name="P2">Have raycasts only search required layer</text:p>
      <text:p text:style-name="P2">Exception caused when targeting star destroyer when its not completely in the screen<text:bookmark text:name="_GoBack"/></text:p>
      <text:p text:style-name="P2"/>
      <text:p text:style-name="P2"/>
      <text:p text:style-name="P3">Maybes?</text:p>
      <text:p text:style-name="P2">Play around with laser convergence</text:p>
      <text:p text:style-name="P2">Make upgraded lasers sound louder?</text:p>
      <text:p text:style-name="P2">Protect the freighter mission</text:p>
      <text:p text:style-name="P2">Destroy non boss capital ships on player death?</text:p>
      <text:p text:style-name="P2">Difficulty setting?</text:p>
      <text:p text:style-name="P2">Have torpedos be allow to switch targets if their target is destroyed?</text:p>
      <text:p text:style-name="P2">Create enemy spawner so that it can be paused on player death – maybe not possible?</text:p>
      <text:p text:style-name="P2">Make some power ups occur more frequently?</text:p>
      <text:p text:style-name="P2">Maybe ions could stop ships from firing (and drop shields?)?</text:p>
      <text:p text:style-name="P2">Play around with some kind of special firing bonus mode (maybe all weapons fire with full upgrades and unlimited ammo for a short period?)</text:p>
      <text:p text:style-name="P2">Stop the scrolling background when you reach the boss?</text:p>
      <text:p text:style-name="P2">Don’t spawn the boss until all enemies are dead?</text:p>
      <text:p text:style-name="P2">Make a system to know when the last enemy before the boss has died</text:p>
      <text:p text:style-name="P2">Allow explosions to be larger than the original objects sprite size</text:p>
      <text:p text:style-name="P2">Have lasers not explode when they hit a shield?</text:p>
      <text:p text:style-name="P2">Asteroids?</text:p>
      <text:p text:style-name="P2">Make searches only search required layer where applicable?</text:p>
      <text:p text:style-name="P2">Have close by missiles die to CM but have distant missiles maintain current course</text:p>
      <text:p text:style-name="P9">Make quit too main menu selectable with controller?</text:p>
      <text:p text:style-name="P2"/>
      <text:p text:style-name="P2"/>
      <text:p text:style-name="P2"/>
      <text:p text:style-name="P3"><text:soft-page-break/>Problems – things to think about</text:p>
      <text:p text:style-name="P2">Player 1’s target icon cannot be seen when player 2 has the same target</text:p>
      <text:p text:style-name="P2">Consider how fighters might fire linked lasers or not linked</text:p>
      <text:p text:style-name="P2">Currently enemy fighters have unlimited missiles and only fire single</text:p>
      <text:p text:style-name="P2">Consider when to spawn power ups – make public method to call one anytime</text:p>
      <text:p text:style-name="P2">Allow explosions to be larger than the original objects sprite size</text:p>
      <text:p text:style-name="P2">You can’t see the difference between dual fire and quad fire</text:p>
      <text:p text:style-name="P2"/>
      <text:p text:style-name="P3">Polish type stuff</text:p>
      <text:p text:style-name="P2">Prevent corvette from shooting directly behind</text:p>
      <text:p text:style-name="P2">Make transports stop over turning (turning too far each time)</text:p>
      <text:p text:style-name="P2">Mines – better sprites, glowing colour marks that flash quickly before firing</text:p>
      <text:p text:style-name="P2">When a player is brought back to life at the start of a level, his UI is wrong until play is pressed</text:p>
      <text:p text:style-name="P3"/>
      <text:p text:style-name="P3">To Do Once prerequisites are completed</text:p>
      <text:p text:style-name="P2">Star destroyer Imp 1 still needs other firing modes </text:p>
      <text:p text:style-name="P2"/>
      <text:p text:style-name="P3">Ion Cannons</text:p>
      <text:p text:style-name="P11">Need enemy ions for capital ships and probably a less powerful version for fighters.</text:p>
      <text:p text:style-name="P11">Lean tween will make friendly ions difficult. Making a fighter stop is a problem, stalled fighters being destroyed by their destroy timer scripts before they have left the screen is a problem. </text:p>
      <text:p text:style-name="P2"/>
      <text:p text:style-name="P3">Counter measures</text:p>
      <text:p text:style-name="P11">Make animation from sprite sheet</text:p>
      <text:p text:style-name="P11">It would look better if the chaff flew a loopy looking path rather than a straight line</text:p>
      <text:p text:style-name="P2"><text:tab/></text:p>
      <text:p text:style-name="P2"/>
      <text:p text:style-name="P1"><text:span text:style-name="T2">C</text:span><text:span text:style-name="T1">apital Ship Torpedos</text:span></text:p>
      <text:p text:style-name="P11">When counter measure is launched it changes a bool on the level manager script. That bool changes back to false in the same amount of time that the counter measure remains. Each new chaff fired resets the timer. Torpedo will check the bool on fixed update, if it returns true, the missile will then find it by tag and begin to follow. </text:p>
      <text:p text:style-name="P3"/>
      <text:p text:style-name="P3">Probably Unnecessarily Expensive methods</text:p>
      <text:p text:style-name="P2">DestroyAllEnemies on player scripts?</text:p>
      <text:p text:style-name="P3"/>
      <text:p text:style-name="P3">Possible craft to add</text:p>
      <text:p text:style-name="P2">Transports</text:p>
      <text:p text:style-name="P2">Tie Defender</text:p>
      <text:p text:style-name="P2">Shuttle</text:p>
      <text:p text:style-name="P2">Frigate</text:p>
      <text:p text:style-name="P2">Freighter</text:p>
      <text:p text:style-name="P2"><text:soft-page-break/></text:p>
      <text:p text:style-name="P2">Gunships</text:p>
      <text:p text:style-name="P2">Z-95</text:p>
      <text:p text:style-name="P2">preybird</text:p>
      <text:p text:style-name="P2"/>
      <text:p text:style-name="P8">Keyboard layout</text:p>
      <text:p text:style-name="P3"/>
      <text:p text:style-name="P3">Long term dream list</text:p>
      <text:p text:style-name="P2">Above planet levels with interactive ground units (Y-wing bombing level).</text:p>
      <text:p text:style-name="P2">A second non interactive layer of battle that looks as though its taking place below the main player combat layer.</text:p>
      <text:p text:style-name="P2">Actual seamless backgrounds or drawn backgrounds for entire level (bwahahha)</text:p>
      <text:p text:style-name="P2"/>
      <text:p text:style-name="P3">Layers</text:p>
      <text:p text:style-name="P3">Background image</text:p>
      <text:p text:style-name="P2">0 scrolling back ground</text:p>
      <text:p text:style-name="P3">Background</text:p>
      <text:p text:style-name="P2">0 stars</text:p>
      <text:p text:style-name="P3">Game Play</text:p>
      <text:p text:style-name="P2">0 enemy mines</text:p>
      <text:p text:style-name="P2">1 enemy ships</text:p>
      <text:p text:style-name="P2">2 player ships</text:p>
      <text:p text:style-name="P2">3 friendly ships</text:p>
      <text:p text:style-name="P2">4 player lasers</text:p>
      <text:p text:style-name="P2">5 enemy lasers</text:p>
      <text:p text:style-name="P2">6 player missiles</text:p>
      <text:p text:style-name="P2">7 enemy missiles</text:p>
      <text:p text:style-name="P2">8 counter measures</text:p>
      <text:p text:style-name="P3">Effects</text:p>
      <text:p text:style-name="P2">0 player 2 missile target</text:p>
      <text:p text:style-name="P2">1 player 1 missile target</text:p>
      <text:p text:style-name="P2">9 explosions</text:p>
      <text:p text:style-name="P2"/>
      <text:p text:style-name="P2">27/9</text:p>
      <text:p text:style-name="P2">Added scrolling background</text:p>
      <text:p text:style-name="P2"/>
      <text:p text:style-name="P2">28/9</text:p>
      <text:p text:style-name="P2">Created counter measures</text:p>
      <text:p text:style-name="P2">Created enemy proton torpedos</text:p>
      <text:p text:style-name="P2">Created Torpedo, laser and torpedo linking UI’s</text:p>
      <text:p text:style-name="P2">Made laser power up bonus stack and updated UI popups accordingly</text:p>
      <text:p text:style-name="P2"/>
      <text:p text:style-name="P2">29/9</text:p>
      <text:p text:style-name="P2">Added friendly ships engine blur</text:p>
      <text:p text:style-name="P2"><text:soft-page-break/>Added Counter measure and bomb UI’s</text:p>
      <text:p text:style-name="P2">Improved look of shields – still needs work</text:p>
      <text:p text:style-name="P2">Increased size of laser for each level of damage upgrade</text:p>
      <text:p text:style-name="P2">Added engine blur to tie fighter, interceptor and bomber</text:p>
      <text:p text:style-name="P2">Enemy torpedos can now be destroyed by player lasers</text:p>
      <text:p text:style-name="P2">Created 7 new tie fighter attack prefabs</text:p>
      <text:p text:style-name="P2"/>
      <text:p text:style-name="P2">30/9</text:p>
      <text:p text:style-name="P2">Created 30 new tie fighter attack prefabs</text:p>
      <text:p text:style-name="P2"/>
      <text:p text:style-name="P2">1/10</text:p>
      <text:p text:style-name="P2">Created 6 new tie fighter prefabs</text:p>
      <text:p text:style-name="P2"/>
      <text:p text:style-name="P2">20/10</text:p>
      <text:p text:style-name="P2">created first 8 tie fighter prefabs as interceptor prefabs</text:p>
      <text:p text:style-name="P2">fixed speed inconsistency in tie fighter prefabs</text:p>
      <text:p text:style-name="P2"/>
      <text:p text:style-name="P2">21/10</text:p>
      <text:p text:style-name="P2">created tie fighter, bomber and interceptor dog fighter and suicide dog fighter prefabs</text:p>
      <text:p text:style-name="P2">added quad fire option to all fighter scripts</text:p>
      <text:p text:style-name="P2">created new shield glow sprites and animations</text:p>
      <text:p text:style-name="P2"/>
      <text:p text:style-name="P2">22/10 </text:p>
      <text:p text:style-name="P2">Fixed exception when press space before clicking play button</text:p>
      <text:p text:style-name="P2">Fixed exception when fire proton torpedo when missile target is null</text:p>
      <text:p text:style-name="P2">Added ship flash when invulnerable</text:p>
      <text:p text:style-name="P2">Restructured enemy spawner with coroutines to allow params in prefab spawns</text:p>
      <text:p text:style-name="P2"/>
      <text:p text:style-name="P2">23/10</text:p>
      <text:p text:style-name="P2">Made counter measures seek torpedos</text:p>
      <text:p text:style-name="P2">Enemy torpedos now explode when they time out</text:p>
      <text:p text:style-name="P2">Created tie bomber torpedo dog fighter</text:p>
      <text:p text:style-name="P2"/>
      <text:p text:style-name="P2">24/10</text:p>
      <text:p text:style-name="P2">Created ATR-6 Sprite and shield Animation + Control script</text:p>
      <text:p text:style-name="P2">*** Still need engine flare, shoot script, laser and torpedo pos, movement script</text:p>
      <text:p text:style-name="P2"/>
      <text:p text:style-name="P2">25/10</text:p>
      <text:p text:style-name="P2">Capital ships now spawn half their height above the screen instead of by pixel </text:p>
      <text:p text:style-name="P2">Cleaned up Enemy spawner, consolidated methods</text:p>
      <text:p text:style-name="P2">Prepared Enemy spawner for multiple levels and players</text:p>
      <text:p text:style-name="P2">Added shield anim for corvette</text:p>
      <text:p text:style-name="P2">Created movement script for ATR-6 – needs polish</text:p>
      <text:p text:style-name="P2">Fixed power ups - speed control, fit screen size and they are destroyed on screen exit</text:p>
      <text:p text:style-name="P2"><text:soft-page-break/></text:p>
      <text:p text:style-name="P2">26/10 </text:p>
      <text:p text:style-name="P2">Bomb and Missile power ups now refill counter measures</text:p>
      <text:p text:style-name="P2">Reconfigured all power up to be 2 player compatible</text:p>
      <text:p text:style-name="P2">Adjusted to way enemies take damage, the player laser uses SendMessage(“TakeDamage”)</text:p>
      <text:p text:style-name="P2">Created a new script for each laser power up level to deliver correct damage</text:p>
      <text:p text:style-name="P2"/>
      <text:p text:style-name="P2">27/10</text:p>
      <text:p text:style-name="P2">Adjusted enemy movement scripts and torpedos to be 2 player compatible</text:p>
      <text:p text:style-name="P2">Removed all damage methods, using TakeDamage(int damage) for all damage now</text:p>
      <text:p text:style-name="P2">Torpedos now only do damage using blast radius method</text:p>
      <text:p text:style-name="P2">Enemy torpedos no longer hit enemies</text:p>
      <text:p text:style-name="P2"/>
      <text:p text:style-name="P2">29/10</text:p>
      <text:p text:style-name="P2">Created Xwing and Awing dog fighters</text:p>
      <text:p text:style-name="P2">Created concussion and friendly concussion missiles (not enemy concussions)</text:p>
      <text:p text:style-name="P2">Laser linking can now be used to turn off lasers</text:p>
      <text:p text:style-name="P2">Created Player2Xwing script, havn’t set controls yet</text:p>
      <text:p text:style-name="P2"/>
      <text:p text:style-name="P2">31/10</text:p>
      <text:p text:style-name="P2">Adjusted canvas to world view to keep UI elements in place</text:p>
      <text:p text:style-name="P2"/>
      <text:p text:style-name="P2">1/11</text:p>
      <text:p text:style-name="P2">Created 2 player scene</text:p>
      <text:p text:style-name="P2">Set/fixed starting positions</text:p>
      <text:p text:style-name="P2">Created a mock up title screen</text:p>
      <text:p text:style-name="P2">Move Game managers functionality to level manager</text:p>
      <text:p text:style-name="P2"/>
      <text:p text:style-name="P2">2/11</text:p>
      <text:p text:style-name="P2">Disabled UI’s when player gets game over in 2 player</text:p>
      <text:p text:style-name="P2">Players now respawn in correct starting positions</text:p>
      <text:p text:style-name="P2">Removed gameScore and moved code to levelManager</text:p>
      <text:p text:style-name="P2">Every 50000 points give extra lives and revives if theres a dead player</text:p>
      <text:p text:style-name="P2"/>
      <text:p text:style-name="P2">3/11 </text:p>
      <text:p text:style-name="P2">Setup controls for usb Controllers or joystick</text:p>
      <text:p text:style-name="P2">Xwings can now open and close S foils</text:p>
      <text:p text:style-name="P2">Added manual fire mode</text:p>
      <text:p text:style-name="P2"/>
      <text:p text:style-name="P2">6/11</text:p>
      <text:p text:style-name="P2">Added level changing system to maintain lives and score</text:p>
      <text:p text:style-name="P2">Dead Players are revived at the beginning of a new level in 2 player mode</text:p>
      <text:p text:style-name="P2"/>
      <text:p text:style-name="P2">7/11</text:p>
      <text:p text:style-name="P2"><text:soft-page-break/>Created Tie Advanced prefab, dog fighter and dog fighter missile prefabs</text:p>
      <text:p text:style-name="P2">Added enemy concussion missile</text:p>
      <text:p text:style-name="P2">Enemy protons and missiles now get their targets from their creator</text:p>
      <text:p text:style-name="P2"/>
      <text:p text:style-name="P2">8/11</text:p>
      <text:p text:style-name="P2">Star destroyer now has a shield flash when the generators are hit</text:p>
      <text:p text:style-name="P2">Changed missile targeting system, players can now cycle thru targets</text:p>
      <text:p text:style-name="P2">Missiles now dumb fire if no target selected</text:p>
      <text:p text:style-name="P2">Enemies will no longer fire missiles when very close to their target</text:p>
      <text:p text:style-name="P2">Enemy dog fighter now change targets periodically and when their target dies</text:p>
      <text:p text:style-name="P2">All missile types will be destroyed if they go too far out of screen</text:p>
      <text:p text:style-name="P2">Counter measures now track concussion missiles, priority is proton torpedos first</text:p>
      <text:p text:style-name="P2"/>
      <text:p text:style-name="P2">10/11 </text:p>
      <text:p text:style-name="P2">Created Fly through movement script for capital ships </text:p>
      <text:p text:style-name="P2">Adjust scrolling background to work with all screens</text:p>
      <text:p text:style-name="P2"/>
      <text:p text:style-name="P2">12/11</text:p>
      <text:p text:style-name="P2">Created mines – laser, torpedo, concussion</text:p>
      <text:p text:style-name="P2"/>
      <text:p text:style-name="P2">16/11 </text:p>
      <text:p text:style-name="P2">Create ATR-6 shooting script</text:p>
      <text:p text:style-name="P2"/>
      <text:p text:style-name="P2">17/11</text:p>
      <text:p text:style-name="P2">Created all current tweens for all fighters</text:p>
      <text:p text:style-name="P2"/>
      <text:p text:style-name="P2">18/11</text:p>
      <text:p text:style-name="P2">Built torpedo and fighter phase for star destroyer</text:p>
      <text:p text:style-name="P2"/>
      <text:p text:style-name="P2">19/11</text:p>
      <text:p text:style-name="P2">Recreated counter measure system</text:p>
      <text:p text:style-name="P2">Created all fighters as fly thru ver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nsolas" svg:font-family="Consolas"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A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A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Consolas" style:font-family-complex="Consola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Consolas" style:font-family-complex="Consolas"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Consolas" style:font-style-name="Regular" style:font-family-generic="modern" style:font-pitch="fixed"/>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onsolas" style:font-style-name="Regular" style:font-family-generic="modern" style:font-pitch="fixed"/>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wner</meta:initial-creator>
    <meta:editing-cycles>38</meta:editing-cycles>
    <meta:creation-date>2017-09-28T04:04:00</meta:creation-date>
    <dc:date>2018-06-13T09:30:30.022000000</dc:date>
    <meta:editing-duration>P20DT1H13M53S</meta:editing-duration>
    <meta:generator>LibreOffice/5.4.4.2$Windows_X86_64 LibreOffice_project/2524958677847fb3bb44820e40380acbe820f960</meta:generator>
    <meta:document-statistic meta:table-count="0" meta:image-count="0" meta:object-count="0" meta:page-count="6" meta:paragraph-count="197" meta:word-count="1343" meta:character-count="8093" meta:non-whitespace-character-count="692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